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paragraph-properties fo:margin-top="0.7cm" fo:margin-bottom="0cm"/>
    </style:style>
    <style:style style:name="P2" style:family="paragraph">
      <style:paragraph-properties fo:margin-top="0.102cm" fo:margin-bottom="0cm"/>
    </style:style>
    <style:style style:name="P3" style:family="paragraph">
      <style:paragraph-properties fo:margin-top="0cm" fo:margin-bottom="0.406cm"/>
      <style:text-properties fo:font-weight="normal" style:font-weight-asian="normal" style:font-weight-complex="normal"/>
    </style:style>
    <style:style style:name="P4" style:family="paragraph">
      <style:paragraph-properties fo:text-align="center"/>
    </style:style>
    <style:style style:name="P5" style:family="paragraph">
      <style:paragraph-properties fo:text-align="start"/>
    </style:style>
    <style:style style:name="P6" style:family="paragraph">
      <style:paragraph-properties fo:margin-top="0cm" fo:margin-bottom="0.508cm" fo:text-align="start"/>
    </style:style>
    <style:style style:name="P7" style:family="paragraph">
      <style:text-properties fo:font-size="20pt"/>
    </style:style>
    <style:style style:name="T1" style:family="text">
      <style:text-properties fo:font-weight="normal" style:font-weight-asian="normal" style:font-weight-complex="normal"/>
    </style:style>
    <style:style style:name="T2" style:family="text">
      <style:text-properties fo:font-size="26pt" fo:font-weight="normal" style:font-size-asian="26pt" style:font-weight-asian="normal" style:font-size-complex="26pt"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ize="32pt" fo:font-style="normal" fo:font-weight="bold" style:font-style-asian="normal" style:font-weight-asian="bold" style:font-style-complex="normal" style:font-weight-complex="bold"/>
    </style:style>
    <style:style style:name="T7" style:family="text">
      <style:text-properties fo:font-size="32pt" fo:font-style="normal" style:font-style-asian="normal" style:font-style-complex="normal"/>
    </style:style>
    <style:style style:name="T8" style:family="text">
      <style:text-properties fo:font-size="32pt"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Atelier d'initiation aux techniques de créativité en équipe</text:p>
          </draw:text-box>
        </draw:frame>
        <draw:frame presentation:style-name="pr2" draw:text-style-name="P3" draw:layer="layout" svg:width="25.199cm" svg:height="12.179cm" svg:x="1.4cm" svg:y="4.914cm" presentation:class="subtitle">
          <draw:text-box>
            <text:p text:style-name="P1"><text:span text:style-name="T1">Qu'est-ce que la créativité ?</text:span></text:p>
            <text:p text:style-name="P1"><text:span text:style-name="T1">Divergence – convergence</text:span></text:p>
            <text:p text:style-name="P1"><text:span text:style-name="T1">Techniques de créativité en équipe</text:span></text:p>
            <text:p text:style-name="P2"><text:span text:style-name="T2">Identifier la problématique</text:span></text:p>
            <text:p text:style-name="P2"><text:span text:style-name="T2">Générer des idées</text:span></text:p>
            <text:p text:style-name="P2"><text:span text:style-name="T2">Décider de la solution</text:span></text:p>
            <text:p text:style-name="P1"><text:span text:style-name="T1">Proposer l'idée aux clients</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Qu'est-ce que la créativité?</text:p>
          </draw:text-box>
        </draw:frame>
        <draw:frame presentation:style-name="pr4" draw:layer="layout" svg:width="25.199cm" svg:height="12.179cm" svg:x="1.4cm" svg:y="4.914cm" presentation:class="outline" presentation:user-transformed="true">
          <draw:text-box>
            <text:p>La créativité, c'est <text:span text:style-name="T3">produire</text:span><text:span text:style-name="T4"> des solutions originales et efficaces à un </text:span><text:span text:style-name="T3">problème bien posé</text:span><text:span text:style-name="T4">.</text:span></text:p>
            <text:p><text:span text:style-name="T4">Deux mots clés sont à examiner :</text:span></text:p>
            <text:p text:style-name="P4"><text:span text:style-name="T5">produire</text:span></text:p>
            <text:p text:style-name="P5"><text:span text:style-name="T4">et</text:span></text:p>
            <text:p text:style-name="P4"><text:span text:style-name="T5">problème bien posé</text:span><text:span text:style-name="T4">.</text:span></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Qu'est-ce que la créativité?</text:p>
          </draw:text-box>
        </draw:frame>
        <draw:frame presentation:style-name="pr4" draw:layer="layout" svg:width="25.199cm" svg:height="12.179cm" svg:x="1.4cm" svg:y="4.914cm" presentation:class="outline">
          <draw:text-box>
            <text:p text:style-name="P6"><text:span text:style-name="T6">Problème bien posé </text:span><text:span text:style-name="T7">: l'objectif est exposé sous forme d'une </text:span><text:span text:style-name="T8">question claire</text:span><text:span text:style-name="T7">, comprise par tous et qui motive la recherche de solutions originale.</text:span></text:p>
            <text:p text:style-name="P6"><text:span text:style-name="T7">Souvent la difficulté d'un processus créatif est de </text:span><text:span text:style-name="T8">ne pas savoir où diriger l'impulsion créative.</text:span><text:span text:style-name="T7"> Lorsque c'est le cas, cela peut indiquer que la question à laquelle on tente de répondre n'est pas posée correctement.</text:span></text:p>
            <text:p text:style-name="P6"><text:span text:style-name="T7">Le problème peut être trop vague, trop restreint, pas assez motivant ou trop avancé par rapport à l'état actuel du projet.</text:span></text:p>
          </draw:text-box>
        </draw:frame>
        <presentation:notes draw:style-name="dp2">
          <draw:page-thumbnail draw:style-name="gr1" draw:layer="layout" svg:width="14.848cm" svg:height="11.136cm" svg:x="3.075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Qu'est-ce que la créativité?</text:p>
          </draw:text-box>
        </draw:frame>
        <draw:frame presentation:style-name="pr4" draw:layer="layout" svg:width="25.199cm" svg:height="12.179cm" svg:x="1.4cm" svg:y="4.914cm" presentation:class="outline" presentation:user-transformed="true">
          <draw:text-box>
            <text:p text:style-name="P6"><text:span text:style-name="T5">Produire</text:span><text:span text:style-name="T4"> : afin de générer des idées innovantes, privilégier en premier lieu la</text:span><text:span text:style-name="T3"> quantité</text:span><text:span text:style-name="T4"> sur la qualité (ne pas se ruer vers la solution première).</text:span></text:p>
            <text:p text:style-name="P6"><text:span text:style-name="T4">L'objectif étant d'obtenir une ressource dense à partir de laquelle travailler. Plus il y a d'idées, plus il est possible d'explorer des </text:span><text:span text:style-name="T3">solutions originales</text:span><text:span text:style-name="T4">.</text:span></text:p>
            <text:p text:style-name="P6"><text:span text:style-name="T4">Un “raffinement” des produits de ce brainstorming, effectué plus tard dans le processus, servira à identifier les solutions les plus originales et les plus efficaces, c'est-à-dire les </text:span><text:span text:style-name="T3">meilleures</text:span><text:span text:style-name="T4">.</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Divergence – convergence</text:p>
          </draw:text-box>
        </draw:frame>
        <draw:frame presentation:style-name="pr4" draw:layer="layout" svg:width="25.199cm" svg:height="12.179cm" svg:x="1.4cm" svg:y="4.914cm" presentation:class="outline">
          <draw:text-box>
            <text:p><text:span text:style-name="T1">Le processus créatif est un aller-retour incessant entre deux fonctionnements opposés mais complémentaires : la divergence et la convergence.</text:span></text:p>
            <text:p><text:span text:style-name="T9">Divergence</text:span> : suggérer, lister, organiser des idées ; rebondir dessus et en produire de nouvelles. Peu importe l'absurdité ou l'inutilité : la quantité prime.</text:p>
            <text:p><text:span text:style-name="T9">Convergence</text:span> : tout en conservant l'originalité des idées recueillies, se reconcentrer sur l'objectif pour obtenir des solutions plus concrètes.</text:p>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Divergence – convergence</text:p>
          </draw:text-box>
        </draw:frame>
        <draw:frame presentation:style-name="pr4" draw:layer="layout" svg:width="25.199cm" svg:height="12.179cm" svg:x="1.4cm" svg:y="4.914cm" presentation:class="outline">
          <draw:text-box>
            <text:p><text:span text:style-name="T1">Trop souvent, on a tendance à </text:span><text:span text:style-name="T10">rester coincé en phase de convergence</text:span><text:span text:style-name="T1"> et il faut souvent se forcer à alterner.</text:span></text:p>
            <text:p><text:span text:style-name="T1">La divergence, surtout en groupe, peut suciter un malaise : on hésite à partager certaines idées que l'on pense stupides ou inutiles. On a peur de sortir de sa zone de confort.</text:span></text:p>
            <text:p><text:span text:style-name="T10">La créativité est nourrie par l'inconfort et par le lâcher prise</text:span><text:span text:style-name="T1">. Il est important que l'environnement de réflexion soit, lors d'une phase de divergence, totalement ouvert aux réflexions même les plus saugrenues.</text:span></text:p>
          </draw:text-box>
        </draw:frame>
        <presentation:notes draw:style-name="dp2">
          <draw:page-thumbnail draw:style-name="gr1" draw:layer="layout" svg:width="14.848cm" svg:height="11.136cm" svg:x="3.075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Techniques de créativité en équipe</text:p>
          </draw:text-box>
        </draw:frame>
        <draw:frame presentation:style-name="pr4" draw:layer="layout" svg:width="25.199cm" svg:height="12.179cm" svg:x="1.4cm" svg:y="4.914cm" presentation:class="outline">
          <draw:text-box>
            <text:p>La recherche de solutions originales à un problème se déroule en étapes :</text:p>
            <text:list text:style-name="L3">
              <text:list-item>
                <text:p>identifier clairement la problématique et en faire un objet de motivation ;</text:p>
              </text:list-item>
              <text:list-item>
                <text:p>générer des idées par convergence-divergence ;</text:p>
              </text:list-item>
              <text:list-item>
                <text:p>décider de la solution à appliquer. </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11">Techniques de créativité en équipe</text:span><text:line-break/>Identifier la problématique</text:p>
          </draw:text-box>
        </draw:frame>
        <draw:frame presentation:style-name="pr4" draw:layer="layout" svg:width="25.199cm" svg:height="12.179cm" svg:x="1.4cm" svg:y="4.914cm" presentation:class="outline">
          <draw:text-box>
            <text:p>Il s'agit de poser correctement la question à laquelle on souhaite répondre.</text:p>
            <text:p>En fonction de l'idée que l'on a de l'objectif, cette étape peut être simple et directe, comme elle peut être longue et compliquée.</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presentation:user-transformed="true">
          <draw:text-box>
            <text:p><text:span text:style-name="T11">Techniques de créativité en équipe</text:span><text:line-break/>Identifier la problématique</text:p>
          </draw:text-box>
        </draw:frame>
        <draw:frame presentation:style-name="pr4" draw:layer="layout" svg:width="25.199cm" svg:height="12.179cm" svg:x="1.4cm" svg:y="4.914cm" presentation:class="outline">
          <draw:text-box>
            <text:p>Plusieurs techniques peuvent aider à la réflexion :</text:p>
            <text:list text:style-name="L2">
              <text:list-item>
                <text:p>réaliser un mind-map autour du projet ou d'un certain aspect du projet ;</text:p>
              </text:list-item>
              <text:list-item>
                <text:p>effectuer des travaux de recherche ;</text:p>
              </text:list-item>
              <text:list-item>
                <text:p>travailler par divergence-convergence, établir une liste de questions, rebondir dessus puis identifier celle ou celles qui qualifient au mieux la demande.</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presentation:user-transformed="true">
          <draw:text-box>
            <text:list text:style-name="L1">
              <text:list-header>
                <text:p><text:span text:style-name="T11">Techniques de créativité en équipe</text:span><text:line-break/>Générer des idées</text:p>
              </text:list-header>
            </text:list>
          </draw:text-box>
        </draw:frame>
        <draw:frame presentation:style-name="pr4" draw:layer="layout" svg:width="25.199cm" svg:height="12.179cm" svg:x="1.4cm" svg:y="4.914cm" presentation:class="outline">
          <draw:text-box>
            <text:p>À ce stade, la problématique est correctement posée et on commence un brainstorming pour générer des idées. Il s'agit d'alterner entre phases de divergence, pour ouvrir la discussion, et de convergence, afin de la resserer autour du problème et d'enjeux réalistes.</text:p>
            <text:p>Il peut être utile de travailler avec des post-it. On écrit dessus une description de chaque idée. Celles-ci peuvent alors être disposées, déplacées, regroupées, etc.</text:p>
            <text:p>Le processus créatif gagne toujours à obtenir une certaine dimension spatiale.</text:p>
          </draw:text-box>
        </draw:frame>
        <presentation:notes draw:style-name="dp2">
          <draw:page-thumbnail draw:style-name="gr1" draw:layer="layout" svg:width="14.848cm" svg:height="11.136cm" svg:x="3.075cm" svg:y="2.257cm" draw:page-number="10" presentation:class="page"/>
          <draw:frame presentation:style-name="pr3" draw:text-style-name="P7"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text:span text:style-name="T11">Techniques de créativité en équipe</text:span><text:line-break/>Décider de la solution</text:p>
          </draw:text-box>
        </draw:frame>
        <draw:frame presentation:style-name="pr4" draw:layer="layout" svg:width="25.199cm" svg:height="12.179cm" svg:x="1.4cm" svg:y="4.914cm" presentation:class="outline">
          <draw:text-box>
            <text:p>Lorsqu'une liste étoffée d'idées a été établie, la dernière étape consiste à choisir sur laquelle le groupe concentrera ses efforts.</text:p>
            <text:p>Cela revient généralement à sélectionner la solution la plus efficace, motivante et originale.</text:p>
            <text:p>Peu importe la méthode de décision, il est important que tous les membres du groupe soient en accord, à la fin du processus, avec la solution choisie et avec les raisons de ce choix.</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Proposer l'idée aux clients</text:p>
          </draw:text-box>
        </draw:frame>
        <draw:frame presentation:style-name="pr4" draw:layer="layout" svg:width="25.199cm" svg:height="12.179cm" svg:x="1.4cm" svg:y="4.914cm" presentation:class="outline">
          <draw:text-box>
            <text:p>Une fois la meilleure solution sélectionnée, il reste à “vendre” celle-ci aux clients, afin de les convaincre qu'elle représente bien le choix le plus avantageux.</text:p>
            <text:p>Pour cela, il est nécessaire de produire une présentation qui identifie et synthétise les quatres concepts suivants :</text:p>
            <text:list text:style-name="L3">
              <text:list-item>
                <text:p>les besoins des clients ;</text:p>
              </text:list-item>
              <text:list-item>
                <text:p>la réponse apportée à ces besoins ;</text:p>
              </text:list-item>
              <text:list-item>
                <text:p>la particularité, l'originalité de la solution proposée ;</text:p>
              </text:list-item>
              <text:list-item>
                <text:p>une explication résumée de cette solution.</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Proposer l'idée aux clients</text:p>
          </draw:text-box>
        </draw:frame>
        <draw:frame presentation:style-name="pr4" draw:layer="layout" svg:width="25.199cm" svg:height="12.179cm" svg:x="1.4cm" svg:y="4.914cm" presentation:class="outline">
          <draw:text-box>
            <text:p>Les étapes 1-3 servent à convaincre le client de la qualité de la solution, tandis que l'étape 4 permet de résumer et de mémoriser celle-ci.</text:p>
            <text:p>En outre, il est important de soutenir le propos, tout au long de la présentation, avec des arguments : expliquer l'origines des idées, le chemin parcouru pour en arriver à la solution choisie, les recherches effectuées, ...</text:p>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e6e6ff" draw:fill-image-width="0cm" draw:fill-image-height="0cm" draw:textarea-vertical-align="middle" fo:padding-left="0.3cm" fo:padding-right="0.3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05T14:52:29.025993144</meta:creation-date>
    <dc:date>2014-11-06T22:06:48.721633117</dc:date>
    <meta:editing-duration>PT1H33M</meta:editing-duration>
    <meta:editing-cycles>82</meta:editing-cycles>
    <meta:generator>LibreOffice/4.2.6.3$Linux_X86_64 LibreOffice_project/420m0$Build-3</meta:generator>
    <dc:creator>Xavier </dc:creator>
    <meta:document-statistic meta:object-count="73"/>
  </office:meta>
</office:document-meta>
</file>